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E829389EE26B4F82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908cm" svg:x="3.2cm" svg:y="6.3cm">
          <draw:image xlink:href="Pictures/1000000000000556000003E829389EE26B4F820E.jpg" xlink:type="simple" xlink:show="embed" xlink:actuate="onLoad">
            <text:p/>
          </draw:image>
        </draw:frame>
        <draw:measure draw:style-name="gr2" draw:text-style-name="P1" draw:layer="measurelines" svg:x1="7.5cm" svg:y1="11.9cm" svg:x2="7.5cm" svg:y2="12.1cm">
          <text:p text:style-name="P2"><text:measure text:kind="gap"/><text:measure text:kind="value">0.2</text:measure> <text:measure text:kind="unit">cm</text:measure><text:measure text:kind="gap"/></text:p>
        </draw:measure>
        <draw:measure draw:style-name="gr2" draw:text-style-name="P1" draw:layer="measurelines" svg:x1="5.2cm" svg:y1="12.1cm" svg:x2="5.2cm" svg:y2="12.5cm">
          <text:p text:style-name="P2"><text:measure text:kind="gap"/><text:measure text:kind="value">0.4</text:measure> <text:measure text:kind="unit">cm</text:measure><text:measure text:kind="gap"/></text:p>
        </draw:measure>
        <draw:measure draw:style-name="gr2" draw:text-style-name="P1" draw:layer="measurelines" svg:x1="12cm" svg:y1="12.099cm" svg:x2="12cm" svg:y2="12.4cm">
          <text:p text:style-name="P2"><text:measure text:kind="gap"/><text:measure text:kind="value">0.3</text:measure> <text:measure text:kind="unit">cm</text:measure><text:measure text:kind="gap"/></text:p>
        </draw:measure>
        <draw:measure draw:style-name="gr2" draw:text-style-name="P1" draw:layer="measurelines" svg:x1="6.9cm" svg:y1="12.5cm" svg:x2="6.9cm" svg:y2="17.5cm">
          <text:p text:style-name="P2"><text:measure text:kind="gap"/><text:measure text:kind="value">5</text:measure> <text:measure text:kind="unit">cm</text:measure><text:measure text:kind="gap"/></text:p>
        </draw:measure>
        <draw:measure draw:style-name="gr2" draw:text-style-name="P1" draw:layer="measurelines" svg:x1="9.5cm" svg:y1="12.1cm" svg:x2="9.5cm" svg:y2="18.7cm">
          <text:p text:style-name="P2"><text:measure text:kind="gap"/><text:measure text:kind="value">6.6</text:measure> <text:measure text:kind="unit">cm</text:measure><text:measure text:kind="gap"/></text:p>
        </draw:measure>
        <draw:measure draw:style-name="gr2" draw:text-style-name="P1" draw:layer="measurelines" svg:x1="9.4cm" svg:y1="7.7cm" svg:x2="9.4cm" svg:y2="11.9cm">
          <text:p text:style-name="P2"><text:measure text:kind="gap"/><text:measure text:kind="value">4.2</text:measure> 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6T01:54:37.574253998</dc:date>
    <meta:editing-duration>PT11M7S</meta:editing-duration>
    <meta:editing-cycles>2</meta:editing-cycles>
    <meta:generator>LibreOffice/5.1.6.2$Linux_X86_64 LibreOffice_project/10m0$Build-2</meta:generator>
    <meta:document-statistic meta:object-count="7"/>
  </office:meta>
</office:document-meta>
</file>